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8cm" table:align="margins"/>
    </style:style>
    <style:style style:name="表格1.A" style:family="table-column">
      <style:table-column-properties style:column-width="17.18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164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385cm"/>
    </style:style>
    <style:style style:name="表格1.8" style:family="table-row">
      <style:table-row-properties style:min-row-height="1.72cm"/>
    </style:style>
    <style:style style:name="表格2" style:family="table">
      <style:table-properties style:width="17.193cm" fo:margin-left="0cm" fo:margin-right="-0.012cm" table:align="margins"/>
    </style:style>
    <style:style style:name="表格2.A" style:family="table-column">
      <style:table-column-properties style:column-width="2.432cm" style:rel-column-width="9274*"/>
    </style:style>
    <style:style style:name="表格2.B" style:family="table-column">
      <style:table-column-properties style:column-width="2.514cm" style:rel-column-width="9580*"/>
    </style:style>
    <style:style style:name="表格2.C" style:family="table-column">
      <style:table-column-properties style:column-width="9.652cm" style:rel-column-width="36793*"/>
    </style:style>
    <style:style style:name="表格2.D" style:family="table-column">
      <style:table-column-properties style:column-width="2.595cm" style:rel-column-width="9888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193cm" fo:margin-left="0cm" fo:margin-right="-0.012cm" table:align="margins" fo:keep-with-next="always"/>
    </style:style>
    <style:style style:name="表格3.A" style:family="table-column">
      <style:table-column-properties style:column-width="4.419cm" style:rel-column-width="16842*"/>
    </style:style>
    <style:style style:name="表格3.B" style:family="table-column">
      <style:table-column-properties style:column-width="1.402cm" style:rel-column-width="5345*"/>
    </style:style>
    <style:style style:name="表格3.C" style:family="table-column">
      <style:table-column-properties style:column-width="11.372cm" style:rel-column-width="43348*"/>
    </style:style>
    <style:style style:name="表格3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3.C1" style:family="table-cell">
      <style:table-cell-properties fo:background-color="#e6e6e6" fo:padding="0.097cm" fo:border="0.018cm solid #000000">
        <style:background-image/>
      </style:table-cell-properties>
    </style:style>
    <style:style style:name="表格3.A2" style:family="table-cell">
      <style:table-cell-properties fo:padding="0.097cm" fo:border-left="0.018cm solid #000000" fo:border-right="none" fo:border-top="none" fo:border-bottom="0.018cm solid #000000"/>
    </style:style>
    <style:style style:name="表格3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封面标题" style:master-page-name="First_20_Page">
      <style:paragraph-properties fo:text-align="start" style:justify-single-word="false" style:page-number="auto"/>
    </style:style>
    <style:style style:name="P9" style:family="paragraph" style:parent-style-name="Heading_20_1" style:master-page-name="文前页">
      <style:paragraph-properties style:page-number="1"/>
    </style:style>
    <style:style style:name="P10" style:family="paragraph" style:parent-style-name="Heading_20_1" style:master-page-name="正文页">
      <style:paragraph-properties style:page-number="1"/>
    </style:style>
    <style:style style:name="P11" style:family="paragraph" style:parent-style-name="Heading_20_1" style:master-page-name="文后页">
      <style:paragraph-properties style:page-number="auto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Contents_20_Heading" style:master-page-name="文前页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182cm" style:type="right" style:leader-style="dotted" style:leader-text="."/>
        </style:tab-stops>
      </style:paragraph-properties>
    </style:style>
    <style:style style:name="P17" style:family="paragraph" style:parent-style-name="Numbering_20_1_20_Cont." style:list-style-name="L4"/>
    <style:style style:name="P18" style:family="paragraph" style:parent-style-name="Numbering_20_1_20_Cont." style:list-style-name="L5"/>
    <style:style style:name="P19" style:family="paragraph" style:parent-style-name="Numbering_20_1_20_Cont." style:list-style-name="L6"/>
    <style:style style:name="P20" style:family="paragraph" style:parent-style-name="Numbering_20_1_20_Cont." style:list-style-name="L7"/>
    <style:style style:name="P21" style:family="paragraph" style:parent-style-name="Numbering_20_1_20_Cont." style:list-style-name="L8"/>
    <style:style style:name="P22" style:family="paragraph" style:parent-style-name="Numbering_20_1_20_Start" style:list-style-name="L4"/>
    <style:style style:name="P23" style:family="paragraph" style:parent-style-name="Numbering_20_1_20_Start" style:list-style-name="L5"/>
    <style:style style:name="P24" style:family="paragraph" style:parent-style-name="Numbering_20_1_20_Start" style:list-style-name="L6"/>
    <style:style style:name="P25" style:family="paragraph" style:parent-style-name="Numbering_20_1_20_Start" style:list-style-name="L7"/>
    <style:style style:name="P26" style:family="paragraph" style:parent-style-name="Numbering_20_1_20_Start" style:list-style-name="L8"/>
    <style:style style:name="P27" style:family="paragraph" style:parent-style-name="Numbering_20_1_20_End" style:list-style-name="L4"/>
    <style:style style:name="P28" style:family="paragraph" style:parent-style-name="Numbering_20_1_20_End" style:list-style-name="L5"/>
    <style:style style:name="P29" style:family="paragraph" style:parent-style-name="Numbering_20_1_20_End" style:list-style-name="L6"/>
    <style:style style:name="P30" style:family="paragraph" style:parent-style-name="Numbering_20_1_20_End" style:list-style-name="L7"/>
    <style:style style:name="P31" style:family="paragraph" style:parent-style-name="Numbering_20_1_20_End" style:list-style-name="L8"/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Start" style:list-style-name="L3"/>
    <style:style style:name="P35" style:family="paragraph" style:parent-style-name="List_20_1_20_Cont." style:list-style-name="L1"/>
    <style:style style:name="P36" style:family="paragraph" style:parent-style-name="List_20_1_20_Cont." style:list-style-name="L2"/>
    <style:style style:name="P37" style:family="paragraph" style:parent-style-name="List_20_1_20_Cont." style:list-style-name="L3"/>
    <style:style style:name="P38" style:family="paragraph" style:parent-style-name="List_20_1_20_End" style:list-style-name="L1"/>
    <style:style style:name="P39" style:family="paragraph" style:parent-style-name="List_20_1_20_End" style:list-style-name="L2"/>
    <style:style style:name="P40" style:family="paragraph" style:parent-style-name="List_20_1_20_End" style:list-style-name="L3"/>
    <style:style style:name="P41" style:family="paragraph" style:parent-style-name="Illustration_20_Index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fo:color="#0000ff"/>
    </style:style>
    <style:style style:name="T3" style:family="text">
      <style:text-properties fo:language="zxx" fo:country="none" style:language-asian="zh" style:country-asian="CN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7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7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8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><text:placeholder text:placeholder-type="image" text:description="这里放组织或公司的 LOGO">&lt;组织LOGO&gt;</text:placeholder></text:p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8-18T15:04:16">2011年8月</text:date></text:p>
          </table:table-cell>
        </table:table-row>
      </table:table>
      <text:p text:style-name="P4"/>
      <text:h text:style-name="P9" text:outline-level="1" text:is-list-header="true">版权声明</text:h>
      <text:p text:style-name="Text_20_body">这里填写版权声明文本</text:p>
      <text:list xml:id="list34690479" text:style-name="L1">
        <text:list-item>
          <text:p text:style-name="P32">XXX 是XXX公司的注册商标。</text:p>
        </text:list-item>
        <text:list-item>
          <text:p text:style-name="P35">XXX 是XXX公司的注册商标。</text:p>
        </text:list-item>
        <text:list-item>
          <text:p text:style-name="P38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3">目录</text:p>
          </text:index-title>
          <text:p text:style-name="P14">版权声明<text:tab/>i</text:p>
          <text:p text:style-name="P14">修订记录<text:tab/>ii</text:p>
          <text:p text:style-name="P14">1.前言<text:tab/>1</text:p>
          <text:p text:style-name="P15">1.1.序言<text:tab/>1</text:p>
          <text:p text:style-name="P15">1.2.本文预期读者<text:tab/>1</text:p>
          <text:p text:style-name="P15">1.3.名词解释<text:tab/>1</text:p>
          <text:p text:style-name="P15">1.4.现有的 .NET和JAVA框架们怎么了？<text:tab/>1</text:p>
          <text:p text:style-name="P16">1.4.1.万能的框架等于没有框架<text:tab/>1</text:p>
          <text:p text:style-name="P16">1.4.2.基于HIBERNATE 构建的"分层"系统的缺陷<text:tab/>1</text:p>
          <text:p text:style-name="P14">2.OBJECTSERVER 概述<text:tab/>2</text:p>
          <text:p text:style-name="P15">2.1.ObjectServer 是什么？<text:tab/>2</text:p>
          <text:p text:style-name="P15">2.2.ObjectServer 是“敏捷”的开发框架<text:tab/>2</text:p>
          <text:p text:style-name="P15">2.3.ObjectServer 是集成的平台<text:tab/>2</text:p>
          <text:p text:style-name="P15">2.4.ObjectServer 是开放的平台<text:tab/>2</text:p>
          <text:p text:style-name="P15">2.5.更低的部署和维护成本，更好的客户端体验<text:tab/>3</text:p>
          <text:p text:style-name="P14">3.OBJECTSERVER 架构<text:tab/>4</text:p>
          <text:p text:style-name="P15">3.1.ObjectServer 架构图<text:tab/>4</text:p>
          <text:p text:style-name="P15">3.2.数据处理流程简述<text:tab/>4</text:p>
          <text:p text:style-name="P14">4.OBJECTSERVER 系统需求<text:tab/>5</text:p>
          <text:p text:style-name="P15">4.1.硬件环境<text:tab/>5</text:p>
          <text:p text:style-name="P15">4.2.软件环境<text:tab/>5</text:p>
          <text:p text:style-name="P16">4.2.1.数据库<text:tab/>5</text:p>
          <text:p text:style-name="P16">4.2.2.运行环境<text:tab/>5</text:p>
          <text:p text:style-name="P14">5.一个典型的业务模块实例<text:tab/>6</text:p>
          <text:p text:style-name="P15">5.1.“module.xml”文件样例<text:tab/>6</text:p>
          <text:p text:style-name="P15">5.2.“data.xml”文件样例<text:tab/>7</text:p>
          <text:p text:style-name="P15">5.3.“models.cs”文件样例<text:tab/>8</text:p>
          <text:p text:style-name="P14">6.索引<text:tab/>9</text:p>
        </text:index-body>
      </text:table-of-content>
      <text:p text:style-name="Standard"/>
      <text:p text:style-name="Standard"><text:reference-mark text:name="文前最后一页"/></text:p>
      <text:h text:style-name="P10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4706666" text:style-name="L2">
        <text:list-item>
          <text:p text:style-name="P33">各类ObjectServer的二次开发人员。</text:p>
        </text:list-item>
        <text:list-item>
          <text:p text:style-name="P36">ObjectServer 开发人员。</text:p>
        </text:list-item>
        <text:list-item>
          <text:p text:style-name="P39">进行系统技术选型的人员。</text:p>
        </text:list-item>
      </text:list>
      <text:h text:style-name="Heading_20_2" text:outline-level="2">名词解释</text:h>
      <text:list xml:id="list34712512" text:style-name="L3">
        <text:list-item>
          <text:p text:style-name="P34">MIS：“管理信息系统”的缩写。</text:p>
        </text:list-item>
        <text:list-item>
          <text:p text:style-name="P37">Mono：一个开源的可运行于各类Unix及Linux上的.NET实现。</text:p>
        </text:list-item>
        <text:list-item>
          <text:p text:style-name="P37">ZeroMQ：一个开源的、轻量级的、高性能的消息队列系统。</text:p>
        </text:list-item>
        <text:list-item>
          <text:p text:style-name="P40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34706347" text:style-name="L4">
        <text:list-item>
          <text:p text:style-name="P22">牵一发动全身：为一个模型添加一个字段需要改动多少代码？从模型类、数据访问层、业务层、表现层的全部代码均需要修改。</text:p>
        </text:list-item>
        <text:list-item>
          <text:p text:style-name="P17">基本上权限和安全控制都需要硬编码。</text:p>
        </text:list-item>
        <text:list-item>
          <text:p text:style-name="P17">绝大多数系统并不是真正的分层，仅仅只是逻辑分层，享受不了物理分层的好处。</text:p>
        </text:list-item>
        <text:list-item>
          <text:p text:style-name="P27"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34707677" text:style-name="L5">
        <text:list-item>
          <text:p text:style-name="P23">它鼓励更清晰的表设计：依据模型类自动建表，当模型类改变时，系统能够自动迁移调整表结构。</text:p>
        </text:list-item>
        <text:list-item>
          <text:p text:style-name="P18">给用户更好的体验：通过简单的定义，OS客户端可以自动生成用户界面。这意味着TODO</text:p>
        </text:list-item>
        <text:list-item>
          <text:p text:style-name="P18">模块化：所有业务功能都是通过 OS“模块”实现的，添加新功能只需添加新模块，可以按需安装。</text:p>
        </text:list-item>
        <text:list-item>
          <text:p text:style-name="P28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List_20_Heading">ObjectServer 平台核心已经集成了数据库应用所必需的功能：</text:p>
      <text:list xml:id="list34687976" text:style-name="L6">
        <text:list-item>
          <text:p text:style-name="P24">Excel/OpenOffice 报表引擎</text:p>
        </text:list-item>
        <text:list-item>
          <text:p text:style-name="P19">Cron 计划任务引擎</text:p>
        </text:list-item>
        <text:list-item>
          <text:p text:style-name="P19">工作流引擎</text:p>
        </text:list-item>
        <text:list-item>
          <text:p text:style-name="P19">集成的可配置的权限和安全管理</text:p>
        </text:list-item>
        <text:list-item>
          <text:p text:style-name="P29">数据导入、导出子系统</text:p>
        </text:list-item>
      </text:list>
      <text:h text:style-name="Heading_20_2" text:outline-level="2">ObjectServer 是开放的平台</text:h>
      <text:list xml:id="list34684563" text:style-name="L7">
        <text:list-item>
          <text:p text:style-name="P25">ObjectServer 本身即由若干优秀的开源软件搭建而成。</text:p>
        </text:list-item>
        <text:list-item>
          <text:p text:style-name="P20">ObjectServer 可使用多种数据库，推荐使用稳定、高效且开源免费的 PostgreSQL。</text:p>
        </text:list-item>
        <text:list-item>
          <text:p text:style-name="P20">ObjectServer 是 Mono 兼容的 .NET 应用，可以良好地运行于 Linux 之上。</text:p>
        </text:list-item>
        <text:list-item>
          <text:p text:style-name="P20">任何支持 JSON 和 HTTP 协议的语言及平台均能够与 ObjectServer 客户端一样访问所有功能。</text:p>
        </text:list-item>
        <text:list-item>
          <text:p text:style-name="P30">ObjectServer 的客户端与服务器使用 HTTP 协议承载 JSON-RPC 进行通信。</text:p>
        </text:list-item>
      </text:list>
      <text:h text:style-name="Heading_20_2" text:outline-level="2"><text:soft-page-break/>更低的部署和维护成本，更好的客户端体验</text:h>
      <text:list xml:id="list34703389" text:style-name="L8">
        <text:list-item>
          <text:p text:style-name="P26">ObjectServer 的客户端使用Silverlight技术实现。</text:p>
        </text:list-item>
        <text:list-item>
          <text:p text:style-name="P21">客户端界面为运行时“半自动”方式生成，大大减少工作量。</text:p>
        </text:list-item>
        <text:list-item>
          <text:p text:style-name="P21">客户端全自动升级。</text:p>
        </text:list-item>
        <text:list-item>
          <text:p text:style-name="P21">高响应速度的UI、平滑的动画效果。</text:p>
        </text:list-item>
        <text:list-item>
          <text:p text:style-name="P31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的应用服务器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业务模块实例</text:h>
      <text:p text:style-name="Text_20_body">一个业务模块通常表现为ObjectServer系统目录Modules下面的一个子目录。一个最小化的 ObjectServer模块必须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h text:style-name="Heading_20_2" text:outline-level="2">“module.xml”文件样例</text:h>
      <text:p text:style-name="代码">&lt;?xml version="1.0" encoding="utf-8" ?&gt;</text:p>
      <text:p text:style-name="代码">&lt;module-metadata&gt;</text:p>
      <text:p text:style-name="代码"><text:s text:c="2"/>&lt;name&gt;test&lt;/name&gt;</text:p>
      <text:p text:style-name="代码"><text:s text:c="2"/>&lt;label&gt;A typical business module&lt;/label&gt;</text:p>
      <text:p text:style-name="代码"><text:s text:c="2"/>&lt;description&gt;A few description.&lt;/description&gt;</text:p>
      <text:p text:style-name="代码"><text:s text:c="2"/>&lt;auto-load&gt;true&lt;/auto-load&gt;</text:p>
      <text:p text:style-name="代码"><text:s text:c="2"/>&lt;source-language&gt;csharp&lt;/source-language&gt;</text:p>
      <text:p text:style-name="代码"><text:s text:c="2"/>&lt;sources&gt;</text:p>
      <text:p text:style-name="代码"><text:s text:c="4"/>&lt;file&gt;models.cs&lt;/file&gt; <text:s/></text:p>
      <text:p text:style-name="代码"><text:s text:c="2"/>&lt;/sources&gt;</text:p>
      <text:p text:style-name="代码"><text:s text:c="2"/>&lt;data-files&gt;</text:p>
      <text:p text:style-name="代码"><text:s text:c="4"/>&lt;file&gt;data.xml&lt;/file&gt;</text:p>
      <text:p text:style-name="代码"><text:s text:c="2"/>&lt;/data-files&gt;</text:p>
      <text:p text:style-name="代码">&lt;/module-metadata&gt;</text:p>
      <text:p text:style-name="代码"/>
      <text:h text:style-name="P12" text:outline-level="2">“data.xml<text:span text:style-name="T3">”</text:span>文件样例</text:h>
      <text:p text:style-name="代码">&lt;?xml version="1.0" encoding="utf-8" ?&gt;</text:p>
      <text:p text:style-name="代码">&lt;data&gt;</text:p>
      <text:p text:style-name="代码"><text:s text:c="2"/>&lt;record model="test.test_model" key="test_model1"&gt;</text:p>
      <text:p text:style-name="代码"><text:s text:c="4"/>&lt;field name="name"&gt;name1&lt;/field&gt;</text:p>
      <text:p text:style-name="代码"><text:s text:c="4"/>&lt;field name="address"&gt;address1&lt;/field&gt;</text:p>
      <text:p text:style-name="代码"><text:s text:c="4"/>&lt;field name="float_field"&gt;11.0&lt;/field&gt;</text:p>
      <text:p text:style-name="代码"><text:s text:c="2"/>&lt;/record&gt;</text:p>
      <text:p text:style-name="代码"><text:s text:c="2"/>&lt;record model="test.test_model" key="test_model2"&gt;</text:p>
      <text:p text:style-name="代码"><text:s text:c="4"/>&lt;field name="name"&gt;name2&lt;/field&gt;</text:p>
      <text:p text:style-name="代码"><text:s text:c="4"/>&lt;field name="address"&gt;address2&lt;/field&gt;</text:p>
      <text:p text:style-name="代码"><text:s text:c="4"/>&lt;field name="float_field"&gt;22.0&lt;/field&gt;</text:p>
      <text:p text:style-name="代码"><text:s text:c="2"/>&lt;/record&gt;</text:p>
      <text:p text:style-name="代码"><text:s text:c="2"/>&lt;record model="test.test_model" key="test_model3"&gt;</text:p>
      <text:p text:style-name="代码"><text:s text:c="4"/>&lt;field name="name"&gt;name3&lt;/field&gt;</text:p>
      <text:p text:style-name="代码"><text:s text:c="4"/>&lt;field name="address"&gt;address3&lt;/field&gt;</text:p>
      <text:p text:style-name="代码"><text:s text:c="4"/>&lt;field name="float_field"&gt;33.0&lt;/field&gt;</text:p>
      <text:p text:style-name="代码"><text:s text:c="2"/>&lt;/record&gt;</text:p>
      <text:p text:style-name="代码">&lt;/data&gt;</text:p>
      <text:p text:style-name="代码"/>
      <text:h text:style-name="P12" text:outline-level="2">“models.cs”文件样例</text:h>
      <text:p text:style-name="代码"><text:span text:style-name="T2">using</text:span> System;</text:p>
      <text:p text:style-name="代码"><text:span text:style-name="T2">using</text:span> System.Linq;</text:p>
      <text:p text:style-name="代码"><text:span text:style-name="T2">using</text:span> System.Collections.Generic;</text:p>
      <text:p text:style-name="代码"><text:span text:style-name="T2">using</text:span> System.Text;</text:p>
      <text:p text:style-name="代码"/>
      <text:p text:style-name="代码"><text:span text:style-name="T2">using</text:span> ObjectServer.Model;</text:p>
      <text:p text:style-name="代码"/>
      <text:p text:style-name="代码"><text:span text:style-name="T2">namespace</text:span> ObjectServer.Test</text:p>
      <text:p text:style-name="代码">{</text:p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AnimalModel : AbstractTableModel</text:p>
      <text:p text:style-name="代码"><text:s text:c="4"/>{</text:p>
      <text:p text:style-name="代码"><text:s text:c="8"/><text:span text:style-name="T2">public</text:span> TestAnimalModel()</text:p>
      <text:p text:style-name="代码"><text:s text:c="12"/>: <text:span text:style-name="T2">base</text:span>("test.animal")</text:p>
      <text:p text:style-name="代码"><text:s text:c="8"/>{</text:p>
      <text:p text:style-name="代码"><text:s text:c="12"/>Fields.Chars("name").SetLabel("Name");</text:p>
      <text:p text:style-name="代码"><text:s text:c="8"/>}</text:p>
      <text:p text:style-name="代码"><text:s text:c="4"/>}</text:p>
      <text:p text:style-name="代码"/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DogModel : AbstractTableModel</text:p>
      <text:p text:style-name="代码"><text:s text:c="4"/>{</text:p>
      <text:p text:style-name="代码"><text:s text:c="8"/><text:span text:style-name="T2">public</text:span> TestDogModel()</text:p>
      <text:p text:style-name="代码"><text:s text:c="12"/>: <text:span text:style-name="T2">base</text:span>("test.dog")</text:p>
      <text:p text:style-name="代码"><text:s text:c="8"/>{</text:p>
      <text:p text:style-name="代码"><text:s text:c="12"/>Inherit("test.animal", "animal");</text:p>
      <text:p text:style-name="代码"/>
      <text:p text:style-name="代码"><text:s text:c="12"/>Fields.ManyToOne("animal", <text:s text:c="3"/>"test.dog").Required().OnDelete(OnDeleteAction.Cascade)</text:p>
      <text:p text:style-name="代码"><text:s text:c="16"/>.SetLabel("Base Animal Model");</text:p>
      <text:p text:style-name="代码"><text:s text:c="12"/>Fields.Chars("dogfood").SetLabel("Favorite Dogfood");</text:p>
      <text:p text:style-name="代码"><text:s text:c="8"/>}</text:p>
      <text:p text:style-name="代码"><text:s text:c="4"/>}</text:p>
      <text:p text:style-name="代码"/>
      <text:p text:style-name="代码">}</text:p>
      <text:h text:style-name="P11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41">表格 5-1<text:tab/>6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41">图 3-1: ObjectServer架构<text:tab/>4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 style:shadow="none">
        <style:tab-stops/>
      </style:paragraph-properties>
      <style:text-properties style:font-name="Cambria" fo:font-size="10.5pt" fo:font-weight="normal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" fo:font-size="15pt" fo:font-weight="normal" style:font-name-asian="黑体1" style:font-size-asian="15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37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text-autospace="none" style:punctuation-wrap="simple" style:line-break="normal" style:vertical-align="bottom" style:snap-to-layout-grid="false">
        <style:background-image/>
      </style:paragraph-properties>
      <style:text-properties style:font-name="Cambria" fo:font-size="31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 style:master-page-name="">
      <style:paragraph-properties fo:text-align="center" style:justify-single-word="false" style:page-number="auto" style:vertical-align="auto" style:snap-to-layout-grid="false">
        <style:tab-stops/>
      </style:paragraph-properties>
      <style:text-properties style:font-name="Arial1" fo:font-size="19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宋体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 style:text-autospace="none" style:punctuation-wrap="simple" style:line-break="normal" style:snap-to-layout-grid="fals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list-style-name="" style:class="list" style:master-page-name="">
      <style:paragraph-properties fo:margin-top="0cm" fo:margin-bottom="0cm" style:page-number="auto"/>
      <style:text-properties fo:font-size="10.5pt" style:font-size-asian="10.5pt" style:font-size-complex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_20_2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50%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91cm" fo:margin-right="1.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9</text:page-number>页，共<text:page-count>15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5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5.一个典型的业务模块实例</text:chapter><text:tab/><text:bookmark-end text:name="__DdeLink__511_171232772"/><text:placeholder text:placeholder-type="image">&lt;这里放 Logo&gt;</text:placeholder></text:p>
      </style:header>
      <style:footer>
        <text:p text:style-name="MP2"><text:bookmark-start text:name="__DdeLink__1647_171232772"/><text:bookmark-start text:name="__DdeLink__1637_171232772"/><text:span text:style-name="MT1">第</text:span><text:bookmark-start text:name="__DdeLink__504_171232772"/><text:page-number text:select-page="current">9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47_171232772"/><text:bookmark-end text:name="__DdeLink__163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63_137617427"/><text:bookmark-start text:name="__DdeLink__277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63_137617427"/><text:bookmark-end text:name="__DdeLink__277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9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5" meta:paragraph-count="207" meta:word-count="1339" meta:character-count="5193"/>
    <meta:user-defined meta:name="部门">XXXXX 部门</meta:user-defined>
  </office:meta>
</office:document-meta>
</file>